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color="#FF0000" fo:language="en" fo:country="GB"/>
    </style:style>
    <style:style style:name="T2" style:parent-style-name="DefaultParagraphFont" style:family="text">
      <style:text-properties fo:font-weight="bold" style:font-weight-asian="bold" style:font-weight-complex="bold" fo:color="#FF0000" fo:language="en" fo:country="GB"/>
    </style:style>
    <style:style style:name="T3" style:parent-style-name="DefaultParagraphFont" style:family="text">
      <style:text-properties style:font-name="Consolas" style:font-name-complex="Consolas" fo:font-weight="bold" style:font-weight-asian="bold" style:font-weight-complex="bold" fo:color="#2A00FF" style:letter-kerning="false" fo:font-size="10pt" style:font-size-asian="10pt" style:font-size-complex="10pt" fo:background-color="#E8F2FE"/>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font-weight="bold" style:font-weight-asian="bold" style:font-weight-complex="bold" fo:color="#FF0000"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P29" style:parent-style-name="Normal" style:family="paragraph">
      <style:text-properties fo:language="en" fo:country="GB"/>
    </style:style>
    <style:style style:name="P30" style:parent-style-name="Normal" style:family="paragraph">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font-weight="bold" style:font-weight-asian="bold" style:font-weight-complex="bold" fo:color="#FF0000"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T37" style:parent-style-name="DefaultParagraphFont" style:family="text">
      <style:text-properties fo:language="en" fo:country="GB"/>
    </style:style>
  </office:automatic-styles>
  <office:body>
    <office:text text:use-soft-page-breaks="true">
      <text:p text:style-name="P1">SQL TABLE:</text:p>
      <text:p text:style-name="Normal"><text:span text:style-name="T2">Database name:<text:s/></text:span><text:span text:style-name="T3">citstudentrecord</text:span></text:p>
      <text:p text:style-name="P4">CREATE TABLE students (</text:p>
      <text:p text:style-name="P5"><text:s text:c="2"/>student_id VARCHAR(10) PRIMARY KEY,</text:p>
      <text:p text:style-name="P6"><text:s text:c="2"/>name VARCHAR(50) NOT NULL,</text:p>
      <text:p text:style-name="P7"><text:s text:c="2"/>date_of_birth DATE NOT NULL,</text:p>
      <text:p text:style-name="P8"><text:s text:c="2"/>modules VARCHAR(255),</text:p>
      <text:p text:style-name="P9"><text:s text:c="2"/>grade FLOAT,</text:p>
      <text:p text:style-name="P10"><text:s text:c="2"/>current_semester INT</text:p>
      <text:p text:style-name="P11">);</text:p>
      <text:p text:style-name="P12">INSERT COMMAND:<text:s/></text:p>
      <text:p text:style-name="P13">INSERT INTO students (student_id, name, date_of_birth, modules, grade, current_semester) VALUES</text:p>
      <text:p text:style-name="P14">('R00123456', 'John Smith', '2000-01-01', 'OOP analysis and design', 80, 1),</text:p>
      <text:p text:style-name="P15">('R00123457', 'Jane Doe', '1999-02-02', 'Nosql', 65, 4),</text:p>
      <text:p text:style-name="P16">('R00123458', 'Michael Lee', '1998-03-03', 'Systems scripting', 75, 2),</text:p>
      <text:p text:style-name="P17">('R00123459', 'Sarah Jones', '2001-04-04', 'Maths', 90, 2),</text:p>
      <text:p text:style-name="P18">('R00123460', 'David Kim', '1999-05-05', 'Nosql', 70, 1),</text:p>
      <text:p text:style-name="P19">('R00123461', 'Emma Chen', '2000-06-06', 'OOP analysis and design', 85, 4),</text:p>
      <text:p text:style-name="P20">('R00123462', 'Brian Davis', '1998-07-07', 'Systems scripting', 77, 3),</text:p>
      <text:p text:style-name="P21">('R00123463', 'Sophia Brown', '2002-08-08', 'Maths', 92, 2),</text:p>
      <text:p text:style-name="P22">('R00123464', 'Daniel Wilson', '2001-09-09', 'Maths', 88, 3),</text:p>
      <text:p text:style-name="P23">('R00123465', 'Olivia Perez', '1998-10-10', 'Systems scripting', 81, 1),</text:p>
      <text:p text:style-name="P24">('R00123466', 'William Martin', '2000-11-11', 'Nosql', 68, 3),</text:p>
      <text:p text:style-name="P25">('R00123467', 'Isabella Rodriguez', '2001-12-12', 'Maths', 95, 1),</text:p>
      <text:p text:style-name="P26">('R00123468', 'James Thompson', '1999-01-13', 'OOP analysis and design', 82, 2),</text:p>
      <text:p text:style-name="P27">('R00123469', 'Emily Garcia', '2002-02-14', 'Maths', 87, 4),</text:p>
      <text:p text:style-name="P28">('R00123470', 'Alexander Martinez', '1998-03-15', 'Systems scripting', 74, 3),</text:p>
      <text:p text:style-name="P29">('R00123471', 'Abigail Hernandez', '2000-04-16', 'OOP', 78, 1),</text:p>
      <text:p text:style-name="P30">('R00123472', 'Benjamin Wright', '1999-05-17', 'Nosql', 67, 2),</text:p>
      <text:p text:style-name="P31">('R00123473', 'Mia Nguyen', '2001-06-18', 'Maths', 91, 1),</text:p>
      <text:p text:style-name="P32">('R00123474', 'Ethan Perez', '2002-07-19', 'Maths', 93, 4),</text:p>
      <text:soft-page-break/>
      <text:p text:style-name="P33">('R00123475', 'Natalie Lewis', '1998-08-20', 'Systems scripting', 76, 1);</text:p>
      <text:p text:style-name="P34">MEMORY LEAK:<text:s/></text:p>
      <text:p text:style-name="P35">So, I analysed the memory leak in my Java application, and it appears that there is a loop that creates new Student objects in the heap space without releasing the memory used by the previous objects. This results in an accumulation of objects in memory that eventually leads to an OutOfMemoryError exception being thrown.</text:p>
      <text:p text:style-name="P36">When I clicked on the memory leak button, I noticed that the memory usage increased steadily and quickly, and after<text:s/>47 minutes<text:s/>minutes, the program crashed due to lack of memory. Essentially, the loop is creating objects faster than the garbage collector can remove them, which leads to a buildup of objects and eventually crashes the program.</text:p>
      <text:p text:style-name="Normal"><text:span text:style-name="T37">I did not reduce the VM size as I could not figure out how to do thi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zakariye osman</meta:initial-creator>
    <dc:creator>zakariye osman</dc:creator>
    <meta:creation-date>2023-04-28T20:24:00Z</meta:creation-date>
    <dc:date>2023-04-28T21:05:00Z</dc:date>
    <meta:template xlink:href="Normal" xlink:type="simple"/>
    <meta:editing-cycles>1</meta:editing-cycles>
    <meta:editing-duration>PT2460S</meta:editing-duration>
    <meta:document-statistic meta:page-count="2" meta:paragraph-count="4" meta:word-count="363" meta:character-count="2432" meta:row-count="17" meta:non-whitespace-character-count="2073"/>
  </office:meta>
</office:document-meta>
</file>